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ID do Caso de Uso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Pós-Consições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0-18T14:25:20.63</dc:date>
    <meta:editing-duration>PT00H15M43S</meta:editing-duration>
    <meta:editing-cycles>2</meta:editing-cycles>
    <meta:generator>BrOffice.org/3.2$Win32 OpenOffice.org_project/320m18$Build-9502</meta:generator>
    <meta:document-statistic meta:table-count="1" meta:image-count="0" meta:object-count="0" meta:page-count="1" meta:paragraph-count="18" meta:word-count="69" meta:character-count="428"/>
  </office:meta>
</office:document-meta>
</file>